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adornments="Обычный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4cm"/>
    </style:style>
    <style:style style:name="Таблица1.B" style:family="table-column">
      <style:table-column-properties style:column-width="4.39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" style:family="paragraph" style:parent-style-name="Standard">
      <style:paragraph-properties fo:margin-left="8.749cm" fo:margin-right="0cm" fo:margin-top="0cm" fo:margin-bottom="0.212cm" loext:contextual-spacing="false" fo:line-height="100%" fo:text-indent="0.141cm" style:auto-text-indent="false"/>
    </style:style>
    <style:style style:name="P4" style:family="paragraph" style:parent-style-name="Table_20_Contents">
      <style:text-properties style:font-name="Times New Roman" fo:font-size="13pt" officeooo:rsid="001f46b4" officeooo:paragraph-rsid="001558ee" style:font-size-asian="13pt" style:font-size-complex="13pt"/>
    </style:style>
    <style:style style:name="P5" style:family="paragraph" style:parent-style-name="Table_20_Contents">
      <style:text-properties style:font-name="Times New Roman" fo:font-size="13pt" officeooo:paragraph-rsid="001558ee" style:font-size-asian="13pt" style:font-size-complex="13pt"/>
    </style:style>
    <style:style style:name="P6" style:family="paragraph" style:parent-style-name="List_20_Paragraph" style:list-style-name="WWNum3">
      <style:paragraph-properties fo:margin-left="0cm" fo:margin-right="0cm" fo:margin-top="0.423cm" fo:margin-bottom="0.282cm" loext:contextual-spacing="true" fo:line-height="115%" fo:text-align="justify" style:justify-single-word="false" fo:text-indent="0.751cm" style:auto-text-indent="false"/>
      <style:text-properties style:font-name="Times New Roman"/>
    </style:style>
    <style:style style:name="P7" style:family="paragraph" style:parent-style-name="List_20_Paragraph" style:list-style-name="WWNum3">
      <style:paragraph-properties fo:margin-left="0cm" fo:margin-right="0cm" fo:margin-top="0cm" fo:margin-bottom="0cm" loext:contextual-spacing="true" fo:line-height="115%" fo:text-align="justify" style:justify-single-word="false" fo:text-indent="0.751cm" style:auto-text-indent="false" style:vertical-align="baseline"/>
      <style:text-properties style:font-name="Times New Roman"/>
    </style:style>
    <style:style style:name="P8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fo:color="#000000" style:font-name="Times New Roman" fo:font-size="14pt" fo:font-weight="bold" fo:background-color="#ffffff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fo:color="#000000" style:font-name="Times New Roman" fo:font-size="14pt" fo:background-color="#ffffff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fo:color="#000000" style:font-name="Times New Roman" fo:font-size="20pt" fo:font-weight="bold" fo:background-color="#ffffff" style:font-name-asian="Times New Roman1" style:font-size-asian="20pt" style:language-asian="ru" style:country-asian="RU" style:font-weight-asian="bold" style:font-name-complex="Times New Roman1" style:font-size-complex="20pt" style:font-weight-complex="bold"/>
    </style:style>
    <style:style style:name="P1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fo:color="#000000"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P12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fo:color="#000000" style:font-name="Times New Roman" fo:font-size="14pt" officeooo:paragraph-rsid="001558ee" fo:background-color="#ffffff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fo:color="#000000" style:font-name="Times New Roman" fo:font-size="18pt" fo:font-weight="bold" officeooo:paragraph-rsid="001558ee" fo:background-color="#fffff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14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fo:color="#000000" style:font-name="Times New Roman" fo:font-size="18pt" fo:font-weight="bold" officeooo:rsid="001f46b4" officeooo:paragraph-rsid="001558ee" fo:background-color="#fffff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15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officeooo:paragraph-rsid="001558ee"/>
    </style:style>
    <style:style style:name="P1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2pt" officeooo:paragraph-rsid="001558ee" style:font-name-asian="Times New Roman1" style:font-size-asian="12pt" style:language-asian="ru" style:country-asian="RU" style:font-name-complex="Times New Roman1" style:font-size-complex="12pt"/>
    </style:style>
    <style:style style:name="P17" style:family="paragraph" style:parent-style-name="Standard" style:master-pag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auto"/>
      <style:text-properties style:font-name="Times New Roman" officeooo:paragraph-rsid="001558ee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1558ee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officeooo:paragraph-rsid="001558ee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officeooo:paragraph-rsid="001558ee" style:font-name-asian="Times New Roman1" style:font-size-asian="16pt" style:language-asian="ru" style:country-asian="RU" style:font-name-complex="Times New Roman1" style:font-size-complex="16pt"/>
    </style:style>
    <style:style style:name="P22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fo:color="#000000" style:font-name="Times New Roman" fo:font-size="16pt" style:text-underline-style="none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23" style:family="paragraph" style:parent-style-name="Standard" style:list-style-name="WWNum1">
      <style:paragraph-properties fo:margin-top="0cm" fo:margin-bottom="0cm" loext:contextual-spacing="false" fo:line-height="100%" fo:text-align="justify" style:justify-single-word="false" style:vertical-align="baseline"/>
      <style:text-properties fo:color="#000000" style:font-name="Times New Roman" fo:font-size="16pt" style:text-underline-style="none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style:vertical-align="baseline"/>
      <style:text-properties fo:color="#000000" style:font-name="Times New Roman" fo:font-size="12pt" style:text-underline-style="none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style:vertical-align="baseline"/>
      <style:text-properties fo:color="#000000" style:font-name="Times New Roman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558ee" style:font-name-asian="Times New Roman1" style:font-size-asian="12pt" style:language-asian="ru" style:country-asian="RU" style:font-name-complex="Times New Roman1" style:font-size-complex="12pt"/>
    </style:style>
    <style:style style:name="P27" style:family="paragraph" style:parent-style-name="Standard">
      <loext:graphic-properties draw:fill="solid" draw:fill-color="#fefefe"/>
      <style:paragraph-properties fo:margin-top="0cm" fo:margin-bottom="0cm" loext:contextual-spacing="false" fo:line-height="100%" fo:text-align="justify" style:justify-single-word="false" fo:background-color="#fefef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/>
    </style:style>
    <style:style style:name="P29" style:family="paragraph" style:parent-style-name="Standard">
      <loext:graphic-properties draw:fill="solid" draw:fill-color="#fefefe"/>
      <style:paragraph-properties fo:margin-top="0cm" fo:margin-bottom="0cm" loext:contextual-spacing="false" fo:line-height="100%" fo:text-align="justify" style:justify-single-word="false" fo:background-color="#fefefe"/>
      <style:text-properties style:font-name="Times New Roman"/>
    </style:style>
    <style:style style:name="P30" style:family="paragraph" style:parent-style-name="Standard">
      <loext:graphic-properties draw:fill="solid" draw:fill-color="#fefefe"/>
      <style:paragraph-properties fo:margin-top="0cm" fo:margin-bottom="0cm" loext:contextual-spacing="false" fo:line-height="100%" fo:text-align="justify" style:justify-single-word="false" fo:background-color="#fefefe" style:vertical-align="baseline"/>
      <style:text-properties style:font-name="Times New Roman"/>
    </style:style>
    <style:style style:name="P31" style:family="paragraph" style:parent-style-name="Standard">
      <style:paragraph-properties fo:margin-top="0cm" fo:margin-bottom="0cm" loext:contextual-spacing="false" fo:line-height="100%" style:vertical-align="baselin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8.749cm" fo:margin-right="0cm" fo:margin-top="0cm" fo:margin-bottom="0.212cm" loext:contextual-spacing="false" fo:line-height="100%" fo:text-indent="0.141cm" style:auto-text-indent="false"/>
      <style:text-properties fo:color="#000000" style:font-name="Times New Roman" fo:font-size="14pt" fo:background-color="#ffffff" style:font-name-asian="Times New Roman1" style:font-size-asian="14pt" style:language-asian="ru" style:country-asian="RU" style:font-name-complex="Times New Roman1" style:font-size-complex="14pt"/>
    </style:style>
    <style:style style:name="P33" style:family="paragraph" style:parent-style-name="Standard">
      <style:paragraph-properties fo:margin-top="0cm" fo:margin-bottom="0.423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4" style:family="paragraph" style:parent-style-name="Standard">
      <style:paragraph-properties fo:margin-top="0cm" fo:margin-bottom="0.423cm" loext:contextual-spacing="false" fo:line-height="100%"/>
      <style:text-properties fo:color="#000000" style:font-name="Times New Roman" fo:font-size="14pt" officeooo:paragraph-rsid="001558ee" fo:background-color="#ffffff" style:font-name-asian="Times New Roman1" style:font-size-asian="14pt" style:language-asian="ru" style:country-asian="RU" style:font-name-complex="Times New Roman1" style:font-size-complex="14pt"/>
    </style:style>
    <style:style style:name="P35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 style:vertical-align="baselin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6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 style:vertical-align="baseline"/>
      <style:text-properties fo:color="#000000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P37" style:family="paragraph" style:parent-style-name="Standard">
      <loext:graphic-properties draw:fill="solid" draw:fill-color="#fefefe"/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 fo:background-color="#fefef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8" style:family="paragraph" style:parent-style-name="Standard">
      <loext:graphic-properties draw:fill="solid" draw:fill-color="#fefefe"/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 fo:background-color="#fefefe"/>
      <style:text-properties style:font-name="Times New Roman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vertical-align="middle"/>
      <style:text-properties style:font-name="Times New Roman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vertical-align="middle"/>
      <style:text-properties fo:color="#000000" style:font-name="Times New Roman" fo:font-size="12pt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baseline">
        <style:tab-stops>
          <style:tab-stop style:position="7.154cm"/>
        </style:tab-stops>
      </style:paragraph-properties>
      <style:text-properties fo:color="#000000" style:font-name="Times New Roman" fo:font-size="14pt" fo:font-weight="bold" officeooo:paragraph-rsid="001558e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2" style:family="paragraph" style:parent-style-name="Standard">
      <loext:graphic-properties draw:fill="solid" draw:fill-color="#fefefe"/>
      <style:paragraph-properties fo:margin-top="0.423cm" fo:margin-bottom="0.423cm" loext:contextual-spacing="false" fo:line-height="100%" fo:text-align="justify" style:justify-single-word="false" fo:background-color="#fefefe"/>
      <style:text-properties style:font-name="Times New Roman"/>
    </style:style>
    <style:style style:name="P43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 style:vertical-align="baseline"/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4" style:family="paragraph" style:parent-style-name="Standard">
      <style:paragraph-properties fo:margin-top="0cm" fo:margin-bottom="0.282cm" loext:contextual-spacing="false" fo:text-align="justify" style:justify-single-word="false"/>
      <style:text-properties style:font-name="Times New Roman"/>
    </style:style>
    <style:style style:name="P45" style:family="paragraph" style:parent-style-name="Normal_20__28_Web_29_">
      <style:paragraph-properties fo:margin-top="0cm" fo:margin-bottom="0cm" loext:contextual-spacing="false"/>
      <style:text-properties fo:color="#000000" style:font-name="Times New Roman" fo:font-size="13.5pt" style:font-size-asian="13.5pt" style:font-size-complex="13.5pt"/>
    </style:style>
    <style:style style:name="P46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000000" style:font-name="Times New Roman" fo:font-size="14pt" fo:font-weight="bold" style:font-size-asian="14pt" style:font-weight-asian="bold" style:font-weight-complex="bold"/>
    </style:style>
    <style:style style:name="P47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000000" style:font-name="Times New Roman"/>
    </style:style>
    <style:style style:name="P48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9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000000" style:font-name="Times New Roman" fo:font-size="12pt" style:text-underline-style="none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50" style:family="paragraph" style:parent-style-name="Normal_20__28_Web_29_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51" style:family="paragraph" style:parent-style-name="Normal_20__28_Web_29_" style:list-style-name="WWNum3">
      <loext:graphic-properties draw:fill="solid" draw:fill-color="#fefefe"/>
      <style:paragraph-properties fo:margin-top="0cm" fo:margin-bottom="0cm" loext:contextual-spacing="false" fo:text-align="justify" style:justify-single-word="false" fo:background-color="#fefefe"/>
      <style:text-properties style:font-name="Times New Roman"/>
    </style:style>
    <style:style style:name="P52" style:family="paragraph" style:parent-style-name="Normal_20__28_Web_29_" style:list-style-name="WWNum2">
      <style:paragraph-properties fo:margin-left="0cm" fo:margin-right="0cm" fo:margin-top="0cm" fo:margin-bottom="0cm" loext:contextual-spacing="false" fo:text-align="justify" style:justify-single-word="false" fo:text-indent="0.25cm" style:auto-text-indent="false"/>
      <style:text-properties fo:color="#000000" style:font-name="Times New Roman"/>
    </style:style>
    <style:style style:name="P53" style:family="paragraph" style:parent-style-name="Normal_20__28_Web_29_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fo:color="#000000" style:font-name="Times New Roman"/>
    </style:style>
    <style:style style:name="P54" style:family="paragraph" style:parent-style-name="Normal_20__28_Web_29_">
      <loext:graphic-properties draw:fill="solid" draw:fill-color="#fefefe"/>
      <style:paragraph-properties fo:margin-left="1.27cm" fo:margin-right="0cm" fo:margin-top="0cm" fo:margin-bottom="0cm" loext:contextual-spacing="false" fo:text-align="justify" style:justify-single-word="false" fo:text-indent="0cm" style:auto-text-indent="false" fo:background-color="#fefefe"/>
      <style:text-properties style:font-name="Times New Roman" fo:font-size="12pt" fo:language="en" fo:country="US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55" style:family="paragraph" style:parent-style-name="Text_20_body">
      <style:paragraph-properties fo:margin-top="0cm" fo:margin-bottom="0.282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56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style:font-name="Times New Roman" fo:font-size="14pt" officeooo:rsid="0013fcf6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style:font-name="Times New Roman" fo:font-size="14pt" officeooo:rsid="001f46b4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style:font-name="Times New Roman" fo:font-size="12pt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6" style:family="text">
      <style:text-properties fo:color="#000000" style:font-name="Times New Roman" fo:font-size="12pt" fo:language="en" fo:country="US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7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8" style:family="text"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fo:color="#000000"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0" style:family="text">
      <style:text-properties fo:color="#000000" fo:font-size="14pt" style:font-size-asian="14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000000" fo:font-size="14pt" fo:font-weight="bold" fo:background-color="#ffffff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3" style:family="text">
      <style:text-properties fo:color="#000000" fo:font-size="14pt" fo:font-weight="bold" officeooo:rsid="001f46b4" fo:background-color="#ffffff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4" style:family="text">
      <style:text-properties fo:color="#000000"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fo:color="#000000" fo:font-size="14pt" officeooo:rsid="001f46b4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fo:color="#000000" style:font-name="Comic Sans MS"/>
    </style:style>
    <style:style style:name="T17" style:family="text">
      <style:text-properties fo:color="#000000" style:font-name="Comic Sans MS" fo:font-size="14pt" style:font-size-asian="14pt" style:font-size-complex="14pt"/>
    </style:style>
    <style:style style:name="T18" style:family="text">
      <style:text-properties fo:color="#000000" fo:font-size="12pt" style:font-name-asian="Times New Roman1" style:font-size-asian="12pt" style:language-asian="ru" style:country-asian="RU" style:font-name-complex="Times New Roman1" style:font-size-complex="12pt"/>
    </style:style>
    <style:style style:name="T19" style:family="text">
      <style:text-properties fo:color="#000000" fo:font-size="12pt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20" style:family="text">
      <style:text-properties fo:color="#000000" fo:font-size="12pt" fo:language="en" fo:country="US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21" style:family="text">
      <style:text-properties fo:color="#000000" fo:font-size="12pt" fo:language="en" fo:country="US" fo:font-style="normal" fo:background-color="#ffffff" loext:char-shading-value="0" style:font-name-asian="Times New Roman1" style:font-size-asian="12pt" style:language-asian="ru" style:country-asian="RU" style:font-style-asian="normal" style:font-name-complex="Courier New2" style:font-size-complex="12pt" style:font-style-complex="normal"/>
    </style:style>
    <style:style style:name="T22" style:family="text">
      <style:text-properties fo:color="#000000" fo:font-size="12pt" fo:language="en" fo:country="US" fo:font-style="italic" fo:background-color="#ffffff" loext:char-shading-value="0" style:font-name-asian="Times New Roman1" style:font-size-asian="12pt" style:language-asian="ru" style:country-asian="RU" style:font-style-asian="italic" style:font-name-complex="Courier New2" style:font-size-complex="12pt" style:font-style-complex="italic"/>
    </style:style>
    <style:style style:name="T23" style:family="text">
      <style:text-properties fo:color="#000000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4" style:family="text">
      <style:text-properties fo:color="#000000"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25" style:family="text">
      <style:text-properties fo:color="#000000" style:font-name="Courier New" fo:font-size="12pt" fo:language="en" fo:country="US" fo:font-style="normal" fo:background-color="#ffffff" loext:char-shading-value="0" style:font-name-asian="Times New Roman1" style:font-size-asian="12pt" style:language-asian="ru" style:country-asian="RU" style:font-style-asian="normal" style:font-name-complex="Courier New2" style:font-size-complex="12pt" style:font-style-complex="normal"/>
    </style:style>
    <style:style style:name="T26" style:family="text">
      <style:text-properties fo:color="#000000" style:font-name="Courier New" fo:font-size="12pt" fo:language="en" fo:country="US" fo:font-style="italic" fo:background-color="#ffffff" loext:char-shading-value="0" style:font-name-asian="Times New Roman1" style:font-size-asian="12pt" style:language-asian="ru" style:country-asian="RU" style:font-style-asian="italic" style:font-name-complex="Courier New2" style:font-size-complex="12pt" style:font-style-complex="italic"/>
    </style:style>
    <style:style style:name="T27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8" style:family="text">
      <style:text-properties style:font-name="Times New Roman" fo:font-size="12pt" fo:font-weight="bold" fo:background-color="#fefefe" loext:char-shading-value="0" style:font-size-asian="12pt" style:font-weight-asian="bold" style:font-name-complex="Times New Roman1" style:font-size-complex="12pt" style:font-weight-complex="bold"/>
    </style:style>
    <style:style style:name="T29" style:family="text">
      <style:text-properties style:font-name="Times New Roman" fo:font-size="12pt" fo:font-weight="bold" fo:background-color="#fefefe" loext:char-shading-value="0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30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31" style:family="text">
      <style:text-properties style:font-name="Times New Roman" fo:font-size="12pt" fo:background-color="#fefefe" loext:char-shading-value="0" style:font-name-asian="Times New Roman1" style:font-size-asian="12pt" style:language-asian="ru" style:country-asian="RU" style:font-name-complex="Times New Roman1" style:font-size-complex="12pt"/>
    </style:style>
    <style:style style:name="T32" style:family="text">
      <style:text-properties style:font-name="Times New Roman" fo:font-size="12pt" fo:background-color="#fefefe" loext:char-shading-value="0" style:font-size-asian="12pt" style:font-name-complex="Times New Roman1" style:font-size-complex="12pt"/>
    </style:style>
    <style:style style:name="T33" style:family="text">
      <style:text-properties style:font-name="Times New Roman" fo:font-size="12pt" fo:font-style="italic" fo:background-color="#fefefe" loext:char-shading-value="0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34" style:family="text">
      <style:text-properties style:font-name="Times New Roman" fo:font-size="12pt" fo:font-style="italic" fo:background-color="#fefefe" loext:char-shading-value="0" style:font-size-asian="12pt" style:font-style-asian="italic" style:font-name-complex="Times New Roman1" style:font-size-complex="12pt" style:font-style-complex="italic"/>
    </style:style>
    <style:style style:name="T35" style:family="text"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36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37" style:family="text">
      <style:text-properties fo:language="en" fo:country="US" fo:font-weight="bold" style:font-weight-asian="bold" style:font-weight-complex="bold"/>
    </style:style>
    <style:style style:name="T38" style:family="text">
      <style:text-properties fo:language="en" fo:country="US" fo:font-style="italic" style:font-style-asian="italic" style:font-style-complex="italic"/>
    </style:style>
    <style:style style:name="T39" style:family="text">
      <style:text-properties officeooo:rsid="001f46b4"/>
    </style:style>
    <style:style style:name="T40" style:family="text">
      <style:text-properties officeooo:rsid="001558ee"/>
    </style:style>
    <style:style style:name="T41" style:family="text">
      <style:text-properties fo:font-size="12pt" fo:font-weight="bold" fo:background-color="#fefefe" loext:char-shading-value="0" style:font-size-asian="12pt" style:font-weight-asian="bold" style:font-name-complex="Times New Roman1" style:font-size-complex="12pt" style:font-weight-complex="bold"/>
    </style:style>
    <style:style style:name="T42" style:family="text">
      <style:text-properties fo:font-size="12pt" fo:font-weight="bold" fo:background-color="#fefefe" loext:char-shading-value="0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43" style:family="text"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44" style:family="text">
      <style:text-properties fo:font-size="12pt" fo:background-color="#fefefe" loext:char-shading-value="0" style:font-name-asian="Times New Roman1" style:font-size-asian="12pt" style:language-asian="ru" style:country-asian="RU" style:font-name-complex="Times New Roman1" style:font-size-complex="12pt"/>
    </style:style>
    <style:style style:name="T45" style:family="text">
      <style:text-properties fo:font-size="12pt" fo:background-color="#fefefe" loext:char-shading-value="0" style:font-size-asian="12pt" style:font-name-complex="Times New Roman1" style:font-size-complex="12pt"/>
    </style:style>
    <style:style style:name="T46" style:family="text">
      <style:text-properties fo:font-size="12pt" fo:font-style="italic" fo:background-color="#fefefe" loext:char-shading-value="0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47" style:family="text">
      <style:text-properties fo:font-size="12pt" fo:font-style="italic" fo:background-color="#fefefe" loext:char-shading-value="0" style:font-size-asian="12pt" style:font-style-asian="italic" style:font-name-complex="Times New Roman1" style:font-size-complex="12pt" style:font-style-complex="italic"/>
    </style:style>
    <style:style style:name="T48" style:family="text">
      <style:text-properties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49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50" style:family="text"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51" style:family="text">
      <style:text-properties fo:font-size="12pt" fo:language="en" fo:country="US" style:font-size-asian="12pt" style:font-size-complex="12pt"/>
    </style:style>
    <style:style style:name="T52" style:family="text">
      <style:text-properties fo:font-size="12pt" fo:language="en" fo:country="US" officeooo:rsid="0021c710" style:font-size-asian="12pt" style:font-size-complex="12pt"/>
    </style:style>
    <style:style style:name="T53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2">Московский </text:span><text:span text:style-name="T13">А</text:span><text:span text:style-name="T12">виационный </text:span><text:span text:style-name="T13">И</text:span><text:span text:style-name="T12">нститут</text:span></text:p>
      <text:p text:style-name="P15"><text:span text:style-name="T12">(Национальный исследовательский </text:span><text:span text:style-name="T13">У</text:span><text:span text:style-name="T12">ниверситет)</text:span></text:p>
      <text:p text:style-name="P26"/>
      <text:p text:style-name="P19">Факультет: «Информационные технологии и прикладная математика» </text:p>
      <text:p text:style-name="P19">Кафедра: 806 «Вычислительная математика и программирование» </text:p>
      <text:p text:style-name="P20"><text:s/></text:p>
      <text:p text:style-name="P12"><text:s/></text:p>
      <text:p text:style-name="P12"><text:s/></text:p>
      <text:p text:style-name="P12"><text:s/></text:p>
      <text:p text:style-name="P12"><text:s/></text:p>
      <text:p text:style-name="P13">Лабораторная работа № <text:span text:style-name="T40">4</text:span></text:p>
      <text:p text:style-name="P14">по курсу «Операционные системы»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/>
      <text:p text:style-name="P12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Студент:</text:p>
          </table:table-cell>
          <table:table-cell table:style-name="Таблица1.B1" office:value-type="string">
            <text:p text:style-name="P4">Обыденкова Ю. Ю.</text:p>
          </table:table-cell>
        </table:table-row>
        <table:table-row>
          <table:table-cell table:style-name="Таблица1.A2" office:value-type="string">
            <text:p text:style-name="P4">Группа:</text:p>
          </table:table-cell>
          <table:table-cell table:style-name="Таблица1.B2" office:value-type="string">
            <text:p text:style-name="P4">М8О-208Б-18</text:p>
          </table:table-cell>
        </table:table-row>
        <table:table-row>
          <table:table-cell table:style-name="Таблица1.A2" office:value-type="string">
            <text:p text:style-name="P4">Вариант:</text:p>
          </table:table-cell>
          <table:table-cell table:style-name="Таблица1.B2" office:value-type="string">
            <text:p text:style-name="P4">26</text:p>
          </table:table-cell>
        </table:table-row>
        <table:table-row table:style-name="Таблица1.4">
          <table:table-cell table:style-name="Таблица1.A2" office:value-type="string">
            <text:p text:style-name="P4">Преподаватель:</text:p>
          </table:table-cell>
          <table:table-cell table:style-name="Таблица1.B2" office:value-type="string">
            <text:p text:style-name="P4">Миронов Е. С.</text:p>
          </table:table-cell>
        </table:table-row>
        <table:table-row table:style-name="Таблица1.5">
          <table:table-cell table:style-name="Таблица1.A2" office:value-type="string">
            <text:p text:style-name="P4">Оценка:</text:p>
          </table:table-cell>
          <table:table-cell table:style-name="Таблица1.B2" office:value-type="string">
            <text:p text:style-name="P5"/>
          </table:table-cell>
        </table:table-row>
        <table:table-row table:style-name="Таблица1.6">
          <table:table-cell table:style-name="Таблица1.A2" office:value-type="string">
            <text:p text:style-name="P4">Дата:</text:p>
          </table:table-cell>
          <table:table-cell table:style-name="Таблица1.B2" office:value-type="string">
            <text:p text:style-name="P5"/>
          </table:table-cell>
        </table:table-row>
      </table:table>
      <text:p text:style-name="P34"/>
      <text:p text:style-name="P15"><text:span text:style-name="T14">Москва, 201</text:span><text:span text:style-name="T15">9</text:span><text:span text:style-name="T14"> </text:span></text:p>
      <text:list xml:id="list875499087" text:style-name="WWNum1">
        <text:list-item>
          <text:p text:style-name="P22"><text:soft-page-break/>Постановка задачи</text:p>
        </text:list-item>
      </text:list>
      <text:p text:style-name="P35"/>
      <text:p text:style-name="P39"><text:span text:style-name="T19">Дочерний процесс при создании принимает имя файла. При работе дочерний процесс получает числа от родительского процесса и пишет их в файл. Родительский процесс создает </text:span><text:span text:style-name="T20">n</text:span><text:span text:style-name="T19"> дочерних процессов и передает им поочередно числа из последовательности от 1...</text:span><text:span text:style-name="T20">m</text:span><text:span text:style-name="T19">.</text:span></text:p>
      <text:p text:style-name="P40"/>
      <text:p text:style-name="P50"><text:span text:style-name="T1">Операционная система: Unix.</text:span></text:p>
      <text:p text:style-name="P45"/>
      <text:p text:style-name="P46">Цель работы:</text:p>
      <text:p text:style-name="P46"/>
      <text:p text:style-name="P47"><text:tab/>Приобретение практических навыков в:</text:p>
      <text:list xml:id="list2829110962" text:style-name="WWNum2">
        <text:list-item>
          <text:p text:style-name="P52">Освоение принципов работы с файловыми системами</text:p>
        </text:list-item>
        <text:list-item>
          <text:p text:style-name="P52">Обеспечение обмена данных между процессами посредством технологии </text:p>
        </text:list-item>
      </text:list>
      <text:p text:style-name="P53">«File mapping»</text:p>
      <text:p text:style-name="P53"/>
      <text:p text:style-name="P46">Задание</text:p>
      <text:p text:style-name="P46"/>
      <text:p text:style-name="P47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p>
      <text:p text:style-name="P48">Необходимо обрабатывать системные ошибки, которые могут возникнуть в результате работы.</text:p>
      <text:p text:style-name="P47"/>
      <text:list xml:id="list212259403001019" text:continue-list="list875499087" text:style-name="WWNum1">
        <text:list-item>
          <text:p text:style-name="P23">Решение задачи</text:p>
        </text:list-item>
      </text:list>
      <text:p text:style-name="P49"/>
      <text:p text:style-name="P49">Создать файл, затем с помощью утилиты ftruncate() задать ему размер. Далее с помощью mmap сделать отображение этого файла в память, сделав на нее указатель в виде массива типа int. Считывая данные из этой памяти, а также запись в нее осуществляется посредством обращения к данному массиву типа int.</text:p>
      <text:p text:style-name="P49"><text:s/></text:p>
      <text:p text:style-name="P48">Используемые системные вызовы:</text:p>
      <text:list xml:id="list1155968232" text:style-name="WWNum3">
        <text:list-item>
          <text:p text:style-name="P6"><text:span text:style-name="T41">pid_t fork(void) - </text:span><text:span text:style-name="T44">создаёт новый процесс посредством копирования вызывающего процесса. Новый процесс считается </text:span><text:span text:style-name="T46">дочерним</text:span><text:span text:style-name="T44"> процессом. Вызывающий процесс считается </text:span><text:span text:style-name="T46">родительским</text:span><text:span text:style-name="T44"> процессом.</text:span><text:span text:style-name="T49"> Дочерний и родительский процессы находятся в отдельных пространствах памяти. Сразу после </text:span><text:span text:style-name="T43">fork</text:span><text:span text:style-name="T49">() эти пространства имеют одинаковое содержимое.</text:span></text:p>
        </text:list-item>
        <text:list-item>
          <text:p text:style-name="P7"><text:span text:style-name="T41">int pipe(int </text:span><text:span text:style-name="T47">pipefd</text:span><text:span text:style-name="T41">[2])- </text:span><text:span text:style-name="T45">создаёт однонаправленный канал данных, который можно использовать для взаимодействия между процессами. Массив </text:span><text:span text:style-name="T47">pipefd</text:span><text:span text:style-name="T45"> используется для возврата двух файловых описателей, указывающих на концы канала. </text:span><text:span text:style-name="T47">pipefd[0]</text:span><text:span text:style-name="T45"> указывает на конец канала для чтения. </text:span><text:span text:style-name="T47">pipefd[1]</text:span><text:span text:style-name="T45"> указывает на конец канала для записи. Данные, записанные в конец канала, буферизируются ядром до тех пор, пока не будут прочитаны из конца канала для чтения.</text:span></text:p>
        </text:list-item>
        <text:list-item>
          <text:p text:style-name="P51"><text:span text:style-name="T37">void * mmap (void *</text:span><text:span text:style-name="T38">start</text:span><text:span text:style-name="T37">, size_t </text:span><text:span text:style-name="T38">length</text:span><text:span text:style-name="T37">, int </text:span><text:span text:style-name="T38">prot</text:span><text:span text:style-name="T37">, int </text:span><text:span text:style-name="T38">flags</text:span><text:span text:style-name="T37">, int </text:span><text:span text:style-name="T38">fd,</text:span><text:span text:style-name="T37"> off_t </text:span><text:span text:style-name="T38">offset</text:span><text:span text:style-name="T37">);</text:span></text:p>
        </text:list-item>
        <text:list-item>
          <text:p text:style-name="P51"><text:span text:style-name="T37">int munmap (void *</text:span><text:span text:style-name="T38">start</text:span><text:span text:style-name="T37">, size_t </text:span><text:span text:style-name="T38">length</text:span><text:span text:style-name="T37">);</text:span></text:p>
        </text:list-item>
      </text:list>
      <text:p text:style-name="P42"><text:soft-page-break/><text:span text:style-name="T44">В функции </text:span><text:span text:style-name="T42">MMAP</text:span><text:span text:style-name="T44"> проецируемая </text:span><text:span text:style-name="T46">длиной</text:span><text:span text:style-name="T44"> байт из файла (или другого объекта) </text:span><text:span text:style-name="T46">Fd </text:span><text:span text:style-name="T44"> от смещения </text:span><text:span text:style-name="T46">смещения</text:span><text:span text:style-name="T44"> в области памяти, предпочтительно от адреса </text:span><text:span text:style-name="T46">начала</text:span><text:span text:style-name="T44"> . Последний адрес - это всего лишь подсказка и обычно не указывается путем ввода 0. Фактическое пространство, в которое проецируется объект, возвращается </text:span><text:span text:style-name="T42">mmap</text:span><text:span text:style-name="T44"> . Параметр </text:span><text:span text:style-name="T46">prot</text:span><text:span text:style-name="T44">о писывает требуемую защиту памяти. Он состоит из следующих бит:</text:span></text:p>
      <text:p text:style-name="P27">PROT_EXEC</text:p>
      <text:p text:style-name="P37">Страницы могут быть выполнены.</text:p>
      <text:p text:style-name="P27">PROT_READ</text:p>
      <text:p text:style-name="P37">Страницы могут быть прочитаны.</text:p>
      <text:p text:style-name="P27">PROT_WRITE</text:p>
      <text:p text:style-name="P37">Страницы могут быть описаны.</text:p>
      <text:p text:style-name="P29"><text:span text:style-name="T49">Параметр </text:span><text:span text:style-name="T48">flags </text:span><text:span text:style-name="T49">указывает тип объекта для параметров проекта и проекции, а также то, являются ли изменения в копии проецируемого объекта для процесса частными или совместно с другими ссылками. Он состоит из следующих бит:</text:span></text:p>
      <text:p text:style-name="P27">MAP_FIXED</text:p>
      <text:p text:style-name="P38"><text:span text:style-name="T49">Не используйте какой-либо другой адрес так, как указано. Если указанный адрес не может быть использован </text:span><text:span text:style-name="T43">mmap не </text:span><text:span text:style-name="T49">удастся. Если указано MAP_FIXED, </text:span><text:span text:style-name="T48">начало </text:span><text:span text:style-name="T49">должно быть кратно размеру страницы. Мы не рекомендуем использовать этот параметр.</text:span></text:p>
      <text:p text:style-name="P27">MAP_SHARED</text:p>
      <text:p text:style-name="P37">Страницы могут использоваться совместно с другими процессами, которые также проектируют этот объект в память.</text:p>
      <text:p text:style-name="P27">MAP_PRIVATE</text:p>
      <text:p text:style-name="P37">Создайте приватную проекцию объекта копирования на запись.</text:p>
      <text:p text:style-name="P29"><text:span text:style-name="T49">Вышеуказанные три флага описаны в POSIX.4. В</text:span><text:span text:style-name="T50"> Linux </text:span><text:span text:style-name="T49">также</text:span><text:span text:style-name="T50"> </text:span><text:span text:style-name="T49">есть</text:span><text:span text:style-name="T50"> MAP_DENYWRITE, MAP_EXECUTABLE </text:span><text:span text:style-name="T49">и</text:span><text:span text:style-name="T50"> MAP_ANON (YMOUS).</text:span></text:p>
      <text:p text:style-name="P30"><text:span text:style-name="T23">Munmap </text:span><text:span text:style-name="T18">Системный вызов удаляет проекции в указанной области хранения. Будущие обращения к этому адресному пространству будут генерировать неверную ошибку ссылки на память - Недопустимый доступ к памяти.</text:span></text:p>
      <text:p text:style-name="P54"/>
      <text:p text:style-name="P41"><text:span text:style-name="T52">ДЕМОНСТРАЦИЯ РАБОТЫ</text:span><text:span text:style-name="T51"> </text:span><text:span text:style-name="T53">ПРОГРАММЫ</text:span><text:span text:style-name="T51">:<text:tab/></text:span></text:p>
      <text:p text:style-name="P41"><text:span text:style-name="T51"/></text:p>
      <text:p text:style-name="P24">julia@julia21:~/Рабочий стол/2 курс/ос/lab4$ ./a.out</text:p>
      <text:p text:style-name="P24">Enter name of out file</text:p>
      <text:p text:style-name="P24">out.txt</text:p>
      <text:p text:style-name="P24">Enter name of memory file</text:p>
      <text:p text:style-name="P24">mem.txt</text:p>
      <text:p text:style-name="P24">Enter n</text:p>
      <text:p text:style-name="P24">5</text:p>
      <text:p text:style-name="P24">Enter m</text:p>
      <text:p text:style-name="P24">5</text:p>
      <text:p text:style-name="P24">Enter number</text:p>
      <text:p text:style-name="P24">End Enter</text:p>
      <text:p text:style-name="P24">Child</text:p>
      <text:p text:style-name="P24">Enter number</text:p>
      <text:p text:style-name="P24">End Enter</text:p>
      <text:p text:style-name="P24">Child</text:p>
      <text:p text:style-name="P24">Enter number</text:p>
      <text:p text:style-name="P24">End Enter</text:p>
      <text:p text:style-name="P24">Enter number</text:p>
      <text:p text:style-name="P24">End Enter</text:p>
      <text:p text:style-name="P24"><text:soft-page-break/>Enter number</text:p>
      <text:p text:style-name="P24">End Enter</text:p>
      <text:p text:style-name="P24">Child</text:p>
      <text:p text:style-name="P24">Child</text:p>
      <text:p text:style-name="P24">Child</text:p>
      <text:p text:style-name="P24">julia@julia21:~/Рабочий стол/2 курс/ос/lab4$ cat out.txt</text:p>
      <text:p text:style-name="P24">[1] [2] [3] [4] </text:p>
      <text:p text:style-name="P24">[1] [2] [3] [4] </text:p>
      <text:p text:style-name="P24">[1] [2] [3] [4] </text:p>
      <text:p text:style-name="P24">[1] [2] [3] [4] </text:p>
      <text:p text:style-name="P24">[1] [2] [3] [4] </text:p>
      <text:p text:style-name="P24"/>
      <text:list xml:id="list212259418785294" text:continue-list="list212259403001019" text:style-name="WWNum1">
        <text:list-item>
          <text:p text:style-name="P22">Руководство по использованию программы</text:p>
          <text:p text:style-name="P22"/>
        </text:list-item>
      </text:list>
      <text:p text:style-name="P28"><text:span text:style-name="T18">Компиляция и запуск программного кода в </text:span><text:span text:style-name="T24">Ubuntu </text:span><text:span text:style-name="T18">: </text:span></text:p>
      <text:p text:style-name="P28"><text:span text:style-name="T21"><text:tab/></text:span><text:span text:style-name="T22">gcc -pthread four.c -lm</text:span></text:p>
      <text:p text:style-name="P43"/>
      <text:list xml:id="list212259206577908" text:continue-numbering="true" text:style-name="WWNum1">
        <text:list-item>
          <text:p text:style-name="P22">Листинг программы</text:p>
        </text:list-item>
      </text:list>
      <text:p text:style-name="P31"/>
      <text:p text:style-name="P31"/>
      <text:p text:style-name="P25">#include &lt;unistd.h&gt;</text:p>
      <text:p text:style-name="P25">#include &lt;sys/mman.h&gt;</text:p>
      <text:p text:style-name="P25">#include &lt;stdio.h&gt;</text:p>
      <text:p text:style-name="P25">#include &lt;sys/stat.h&gt;</text:p>
      <text:p text:style-name="P25">#include &lt;sys/types.h&gt;</text:p>
      <text:p text:style-name="P25">#include &lt;sys/wait.h&gt;</text:p>
      <text:p text:style-name="P25">#include &lt;fcntl.h&gt;</text:p>
      <text:p text:style-name="P25">#include &lt;pthread.h&gt;</text:p>
      <text:p text:style-name="P25">#include &lt;stdlib.h&gt;</text:p>
      <text:p text:style-name="P25"/>
      <text:p text:style-name="P25">struct FileMapping {</text:p>
      <text:p text:style-name="P25"><text:tab/>int filik;</text:p>
      <text:p text:style-name="P25"><text:tab/>size_t fsize;</text:p>
      <text:p text:style-name="P25"><text:tab/>unsigned char* dataPtr;</text:p>
      <text:p text:style-name="P25">};</text:p>
      <text:p text:style-name="P25"/>
      <text:p text:style-name="P25">void parentProces(int* pipe_fd, int m, char *fname, char *fproc, int* dataPtr) {</text:p>
      <text:p text:style-name="P25"><text:tab/>int d;</text:p>
      <text:p text:style-name="P25"><text:tab/>printf("Enter number\n");</text:p>
      <text:p text:style-name="P25"/>
      <text:p text:style-name="P25"><text:tab/>int filik = open(fproc, O_WRONLY, 0); //Открытие для записи</text:p>
      <text:p text:style-name="P25"><text:tab/>if(filik &lt; 0) {</text:p>
      <text:p text:style-name="P25"><text:tab/><text:tab/>printf("FileMappingOpen - open failed, fname = %s \n", fproc);</text:p>
      <text:p text:style-name="P25"><text:tab/><text:tab/>exit(-1);</text:p>
      <text:p text:style-name="P25"><text:tab/>}</text:p>
      <text:p text:style-name="P25"/>
      <text:p text:style-name="P25"><text:tab/>for (int i = 0; i &lt; m; ++i) {</text:p>
      <text:p text:style-name="P25"><text:tab/><text:tab/> dataPtr[i] = i;</text:p>
      <text:p text:style-name="P25"><text:tab/> }</text:p>
      <text:p text:style-name="P25"><text:tab/>close(filik);</text:p>
      <text:p text:style-name="P25">}</text:p>
      <text:p text:style-name="P25"/>
      <text:p text:style-name="P25">void childProces(int* pipe_fd, char *fname, char *fproc, int* dataPtr, int fsize) {</text:p>
      <text:p text:style-name="P25"><text:tab/>int d;</text:p>
      <text:p text:style-name="P25"><text:tab/>int fd;</text:p>
      <text:p text:style-name="P25"><text:tab/>printf("Child\n");</text:p>
      <text:p text:style-name="P25"/>
      <text:p text:style-name="P25"><text:soft-page-break/><text:tab/>fd = open(fname, O_CREAT | O_APPEND | O_WRONLY, S_IWUSR | S_IRUSR); // Открыть на дозапись, если нет создать с правами без sudo</text:p>
      <text:p text:style-name="P25"/>
      <text:p text:style-name="P25"><text:tab/>int filik = open(fproc, O_RDONLY, 0); //Открытие для чтения</text:p>
      <text:p text:style-name="P25"><text:tab/>if(filik &lt; 0) {</text:p>
      <text:p text:style-name="P25"><text:tab/><text:tab/>printf("FileMappingOpen - open failed, fname = %s \n", fproc);</text:p>
      <text:p text:style-name="P25"><text:tab/><text:tab/>exit(-1);</text:p>
      <text:p text:style-name="P25"><text:tab/>}</text:p>
      <text:p text:style-name="P25"/>
      <text:p text:style-name="P25"><text:tab/>dup2(fd, 1); // Перенаправить вывод в файл fd</text:p>
      <text:p text:style-name="P25"/>
      <text:p text:style-name="P25"><text:tab/>int k = 0;</text:p>
      <text:p text:style-name="P25"><text:tab/>for(k; k &lt; fsize; ++k){</text:p>
      <text:p text:style-name="P25"><text:tab/><text:tab/>if (dataPtr[k] != 0)</text:p>
      <text:p text:style-name="P25"><text:tab/><text:tab/><text:tab/>printf("[%i] ", dataPtr[k]);</text:p>
      <text:p text:style-name="P25"><text:tab/>}</text:p>
      <text:p text:style-name="P25"><text:tab/>printf("\n");</text:p>
      <text:p text:style-name="P25"><text:tab/>close(fd);</text:p>
      <text:p text:style-name="P25"><text:tab/>close(filik);</text:p>
      <text:p text:style-name="P25">}</text:p>
      <text:p text:style-name="P25"/>
      <text:p text:style-name="P25">int main(int argc, char const *argv[]) {</text:p>
      <text:p text:style-name="P25"><text:tab/>int pipe_fd[2];</text:p>
      <text:p text:style-name="P25"><text:tab/>pid_t pid;</text:p>
      <text:p text:style-name="P25"><text:tab/>char name_file[20];</text:p>
      <text:p text:style-name="P25"><text:tab/>char proc_file[20];</text:p>
      <text:p text:style-name="P25"><text:tab/>int count_process;</text:p>
      <text:p text:style-name="P25"><text:tab/>int m;</text:p>
      <text:p text:style-name="P25"><text:tab/>int err = 0;</text:p>
      <text:p text:style-name="P25"/>
      <text:p text:style-name="P25"/>
      <text:p text:style-name="P25"><text:tab/>printf("Enter name of out file\n");</text:p>
      <text:p text:style-name="P25"><text:tab/>scanf ("%s", name_file);</text:p>
      <text:p text:style-name="P25"><text:tab/>printf("Enter name of memory file\n");</text:p>
      <text:p text:style-name="P25"><text:tab/>scanf("%s", proc_file);</text:p>
      <text:p text:style-name="P25"><text:tab/>printf("Enter n\n");</text:p>
      <text:p text:style-name="P25"><text:tab/>scanf ("%d", &amp;count_process);</text:p>
      <text:p text:style-name="P25"><text:tab/>printf("Enter m\n");</text:p>
      <text:p text:style-name="P25"><text:tab/>scanf ("%d", &amp;m);</text:p>
      <text:p text:style-name="P25"/>
      <text:p text:style-name="P25"><text:tab/>int i = 0;</text:p>
      <text:p text:style-name="P25"/>
      <text:p text:style-name="P25"><text:tab/>int filik = open(proc_file, O_CREAT | O_APPEND | O_RDWR, S_IWUSR | S_IRUSR);</text:p>
      <text:p text:style-name="P25"/>
      <text:p text:style-name="P25"><text:tab/>size_t fsize = 100;</text:p>
      <text:p text:style-name="P25"><text:tab/>ftruncate(filik, fsize);</text:p>
      <text:p text:style-name="P25"/>
      <text:p text:style-name="P25"><text:tab/>int* dataPtr = (int*)mmap(NULL, fsize, PROT_READ | PROT_WRITE, MAP_SHARED, filik, 0); //Создаем отображение файла в память</text:p>
      <text:p text:style-name="P25"><text:tab/>if (dataPtr == MAP_FAILED) {</text:p>
      <text:p text:style-name="P25"><text:tab/><text:tab/>perror("Map");</text:p>
      <text:p text:style-name="P25"><text:tab/><text:tab/>printf("FileMappingCreate - open failed 2, fname = %s \n", proc_file);</text:p>
      <text:p text:style-name="P25"><text:tab/><text:tab/>close(filik);</text:p>
      <text:p text:style-name="P25"><text:tab/><text:tab/>exit(-1);</text:p>
      <text:p text:style-name="P25"><text:tab/>}</text:p>
      <text:p text:style-name="P25"/>
      <text:p text:style-name="P25"><text:tab/>for (i; i &lt; count_process; ++i) {</text:p>
      <text:p text:style-name="P25"><text:tab/><text:tab/>if (pipe(pipe_fd) == -1) {</text:p>
      <text:p text:style-name="P25"><text:tab/><text:tab/><text:tab/>perror("PIPE");</text:p>
      <text:p text:style-name="P25"><text:tab/><text:tab/><text:tab/>err = -2;</text:p>
      <text:p text:style-name="P25"><text:tab/><text:tab/>}</text:p>
      <text:p text:style-name="P25"/>
      <text:p text:style-name="P25"><text:tab/><text:tab/>pid = fork();</text:p>
      <text:p text:style-name="P25"><text:soft-page-break/></text:p>
      <text:p text:style-name="P25"><text:tab/><text:tab/>if (pid == -1) {</text:p>
      <text:p text:style-name="P25"><text:tab/><text:tab/><text:tab/>perror("FORK");</text:p>
      <text:p text:style-name="P25"><text:tab/><text:tab/><text:tab/>err = -1;</text:p>
      <text:p text:style-name="P25"><text:tab/><text:tab/>}</text:p>
      <text:p text:style-name="P25"><text:tab/><text:tab/>else if (pid == 0) {</text:p>
      <text:p text:style-name="P25"><text:tab/><text:tab/><text:tab/>childProces(pipe_fd, name_file, proc_file, dataPtr, m);</text:p>
      <text:p text:style-name="P25"><text:tab/><text:tab/><text:tab/>break;</text:p>
      <text:p text:style-name="P25"><text:tab/><text:tab/>} else</text:p>
      <text:p text:style-name="P25"><text:tab/><text:tab/><text:tab/>parentProces(pipe_fd, m, name_file, proc_file, dataPtr);</text:p>
      <text:p text:style-name="P25"/>
      <text:p text:style-name="P25"><text:tab/><text:tab/>printf("End Enter\n");</text:p>
      <text:p text:style-name="P25"/>
      <text:p text:style-name="P25"><text:tab/>}</text:p>
      <text:p text:style-name="P25"/>
      <text:p text:style-name="P25"><text:tab/>return err;</text:p>
      <text:p text:style-name="P25">}</text:p>
      <text:p text:style-name="P25"/>
      <text:list xml:id="list212259626961060" text:continue-numbering="true" text:style-name="WWNum1">
        <text:list-item>
          <text:p text:style-name="P22">Вывод</text:p>
        </text:list-item>
      </text:list>
      <text:p text:style-name="P36"/>
      <text:p text:style-name="P55">Разделяемая память является самым быстрым средством обмена данными между процессами. </text:p>
      <text:p text:style-name="P56">В других средствах межпроцессового взаимодействия (IPC) обмен информацией между процессами проходит через ядро, что приводит к переключению контекста между процессом и ядром, т.е. к потерям производительности. </text:p>
      <text:p text:style-name="P56">Техника разделяемой памяти позволяет осуществлять обмен информацией через общий для процессов сегмент памяти без использования системных вызовов ядра. Сегмент разделяемой памяти подключается в свободную часть виртуального адресного пространства процесса. Таким образом, два разных процесса могут иметь разные адреса одной и той же ячейки подключенной разделяемой памяти.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adornments="Обычный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Times New Roman" fo:font-family="'Times New Roman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0:54:00</meta:creation-date>
    <meta:initial-creator>Виолетта Подгорная</meta:initial-creator>
    <dc:language>ru-RU</dc:language>
    <dc:date>2019-12-18T21:22:57.669483146</dc:date>
    <meta:editing-cycles>10</meta:editing-cycles>
    <meta:editing-duration>PT1H25M9S</meta:editing-duration>
    <meta:generator>LibreOffice/6.0.7.3$Linux_X86_64 LibreOffice_project/00m0$Build-3</meta:generator>
    <meta:document-statistic meta:table-count="1" meta:image-count="0" meta:object-count="0" meta:page-count="6" meta:paragraph-count="190" meta:word-count="1062" meta:character-count="7533" meta:non-whitespace-character-count="6530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